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Verdana" fo:font-size="10pt" style:font-name-asian="Verdana" style:font-size-asian="10pt" style:font-name-complex="Verdana" style:font-size-complex="10pt"/>
    </style:style>
    <style:style style:name="P2" style:family="paragraph" style:parent-style-name="Standard">
      <style:paragraph-properties fo:text-align="center" style:justify-single-word="false"/>
      <style:text-properties style:use-window-font-color="true" style:font-name="Verdana" fo:font-size="10pt" style:text-underline-style="solid" style:text-underline-width="auto" style:text-underline-color="font-color" fo:font-weight="bold" style:font-name-asian="Verdana" style:font-size-asian="10pt" style:font-weight-asian="bold" style:font-name-complex="Verdana" style:font-size-complex="10pt" style:font-weight-complex="bold"/>
    </style:style>
    <style:style style:name="P3" style:family="paragraph" style:parent-style-name="Standard">
      <style:text-properties style:use-window-font-color="true" style:font-name="Verdana" fo:font-size="10pt" style:font-name-asian="Verdana" style:font-size-asian="10pt" style:font-name-complex="Verdana" style:font-size-complex="10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DR_Vrs2_Revisions</text:p>
      <text:p text:style-name="P1"/>
      <text:p text:style-name="P1">REVISION 1. - 22<text:span text:style-name="T1">nd</text:span> Feb 2013.</text:p>
      <text:p text:style-name="P1">REVISION 1.1 - 23<text:span text:style-name="T1">rd</text:span> Feb (added item 10 &amp; 11)</text:p>
      <text:p text:style-name="P1"/>
      <text:p text:style-name="P1">ITEMS TO COMPLETE:</text:p>
      <text:p text:style-name="P1"/>
      <text:p text:style-name="P1"/>
      <text:p text:style-name="P1">1. how to add new records in settings page ?</text:p>
      <text:p text:style-name="P1"/>
      <text:p text:style-name="P1">2. Where can I change the report email info, the following items:</text:p>
      <text:p text:style-name="P1"/>
      <text:p text:style-name="P1">2.1 FROM email address </text:p>
      <text:p text:style-name="P1">2.2 'Files attach' <text:s/>senders name</text:p>
      <text:p text:style-name="P1">2.3 Subject: Generated Report</text:p>
      <text:p text:style-name="P1">2.4 message body text</text:p>
      <text:p text:style-name="P1"/>
      <text:p text:style-name="P1">3. Where can I change the color and font of the email reports?</text:p>
      <text:p text:style-name="P1"/>
      <text:p text:style-name="P1">4. Call count reports - should list descending order of TOTAL TIME with longest time at the top.</text:p>
      <text:p text:style-name="P1"/>
      <text:p text:style-name="P1">5. Which php file can I add the hyperlinks for '?' symbol.</text:p>
      <text:p text:style-name="P1"/>
      <text:p text:style-name="P1">6. Where can I find the variable to control how often code reads the remote MySQL database ?</text:p>
      <text:p text:style-name="P1">(requested in original update)</text:p>
      <text:p text:style-name="P1"/>
      <text:p text:style-name="P1">7. I will test the daily cron jobs tonight and let you know if they are working ok.</text:p>
      <text:p text:style-name="P1"/>
      <text:p text:style-name="P1">8. I will need to run some tests to analyse the accuracy of the formulas in the code. This will take some time to confirm, and may not happen until I install it for the client in early March. If after this time there are problems found in the formulas or code, I would like them to be fixed without extra cost.</text:p>
      <text:p text:style-name="P1"/>
      <text:p text:style-name="P1">9. I would like you to agree in writing not to sell or use this software elsewhere for anyone. I am happy for you to use it as an example only, in order for you to win new clients, but never to use it directly in work for any other clients. Please send this confirmation in writing to me via Freelancer so we have a record of the agreement. If you are unsure of what is being asked here, then ask for explanation, as agreeing to this in writing will be taken as a confirmation of your agreement to stand by it and keep the software code confidential.</text:p>
      <text:p text:style-name="Standard"/>
      <text:p text:style-name="Standard">10. scheduled email reports not sent overnight</text:p>
      <text:p text:style-name="Standard"/>
      <text:p text:style-name="Standard">11. Live Display pages do not refresh data on a new day. Call/Today shows yesterdays data even after page refresh or reload or closing Firefox and re-opening it. (This was also happening with original code at client site also). It will suddenly fix and start working. Still not sure why this happens. Even though the date in the top left of page shows correct info.</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Berry</meta:initial-creator>
    <meta:creation-date>2013-02-22T15:31:34</meta:creation-date>
    <dc:date>2013-02-23T09:11:46</dc:date>
    <dc:creator>Mark Berry</dc:creator>
    <meta:editing-duration>PT36M26S</meta:editing-duration>
    <meta:editing-cycles>19</meta:editing-cycles>
    <meta:generator>OpenOffice.org/3.4.1$Unix OpenOffice.org_project/341m1$Build-9593</meta:generator>
    <meta:document-statistic meta:table-count="0" meta:image-count="0" meta:object-count="0" meta:page-count="1" meta:paragraph-count="20" meta:word-count="384" meta:character-count="2014"/>
  </office:meta>
</office:document-meta>
</file>